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163" officeooo:paragraph-rsid="00138163"/>
    </style:style>
    <style:style style:name="P2" style:family="paragraph" style:parent-style-name="Preformatted_20_Text">
      <style:text-properties officeooo:rsid="00138163" officeooo:paragraph-rsid="00138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k : utilise virtual environment</text:p>
      <text:p text:style-name="P1"/>
      <text:p text:style-name="P2">. venv/bin/activate</text:p>
      <text:p text:style-name="P2">deactiva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6:35.227114667</meta:creation-date>
    <dc:date>2017-04-14T11:57:25.399976120</dc:date>
    <meta:editing-duration>PT50S</meta:editing-duration>
    <meta:editing-cycles>1</meta:editing-cycles>
    <meta:document-statistic meta:table-count="0" meta:image-count="0" meta:object-count="0" meta:page-count="1" meta:paragraph-count="3" meta:word-count="8" meta:character-count="64" meta:non-whitespace-character-count="59"/>
    <meta:generator>LibreOffice/5.1.6.2$Linux_X86_64 LibreOffice_project/10m0$Build-2</meta:generator>
  </office:meta>
</office:document-meta>
</file>